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8.89cm" table:align="left"/>
    </style:style>
    <style:style style:name="Таблица1.A" style:family="table-column">
      <style:table-column-properties style:column-width="8.89cm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3.388cm" table:align="left"/>
    </style:style>
    <style:style style:name="Таблица2.A" style:family="table-column">
      <style:table-column-properties style:column-width="13.388cm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4.288cm" table:align="left"/>
    </style:style>
    <style:style style:name="Таблица3.A" style:family="table-column">
      <style:table-column-properties style:column-width="14.288cm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17.59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17.59cm" style:rel-column-width="65535*"/>
    </style:style>
    <style:style style:name="Таблица5.A1" style:family="table-cell">
      <style:table-cell-properties fo:padding="0.097cm" fo:border="0.05pt solid #000000"/>
    </style:style>
    <style:style style:name="P1" style:family="paragraph" style:parent-style-name="Standard">
      <style:text-properties fo:language="ru" fo:country="RU" officeooo:rsid="00007cf8" officeooo:paragraph-rsid="00007cf8"/>
    </style:style>
    <style:style style:name="P2" style:family="paragraph" style:parent-style-name="Standard">
      <style:text-properties fo:language="ru" fo:country="RU" fo:font-weight="bold" officeooo:rsid="00007cf8" officeooo:paragraph-rsid="00007cf8" style:font-weight-asian="bold" style:font-weight-complex="bold"/>
    </style:style>
    <style:style style:name="P3" style:family="paragraph" style:parent-style-name="Standard">
      <style:text-properties officeooo:paragraph-rsid="00007cf8"/>
    </style:style>
    <style:style style:name="P4" style:family="paragraph" style:parent-style-name="Standard">
      <style:text-properties officeooo:rsid="00007cf8" officeooo:paragraph-rsid="00007cf8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rsid="00007cf8" officeooo:paragraph-rsid="00007cf8"/>
    </style:style>
    <style:style style:name="P7" style:family="paragraph" style:parent-style-name="Table_20_Contents">
      <style:text-properties fo:language="en" fo:country="US" officeooo:rsid="00007cf8" officeooo:paragraph-rsid="00007cf8"/>
    </style:style>
    <style:style style:name="T1" style:family="text">
      <style:text-properties fo:color="#000080" style:font-name="Consolas" fo:font-size="10pt" fo:font-style="normal" fo:font-weight="bold" style:font-size-asian="10pt" style:font-style-asian="normal" style:font-weight-asian="bold"/>
    </style:style>
    <style:style style:name="T2" style:family="text">
      <style:text-properties fo:color="#000080" style:font-name="Consolas" fo:font-size="10pt" fo:language="en" fo:country="US" fo:font-style="normal" fo:font-weight="bold" style:font-size-asian="10pt" style:font-style-asian="normal" style:font-weight-asian="bold"/>
    </style:style>
    <style:style style:name="T3" style:family="text">
      <style:text-properties fo:color="#000000" style:font-name="Consolas" fo:font-size="10pt" fo:font-style="normal" fo:font-weight="normal" style:font-size-asian="10pt" style:font-style-asian="normal" style:font-weight-asian="normal"/>
    </style:style>
    <style:style style:name="T4" style:family="text">
      <style:text-properties fo:color="#20999d" style:font-name="Consolas" fo:font-size="10pt" fo:font-style="normal" fo:font-weight="normal" style:font-size-asian="10pt" style:font-style-asian="normal" style:font-weight-asian="normal"/>
    </style:style>
    <style:style style:name="T5" style:family="text">
      <style:text-properties fo:color="#660e7a" style:font-name="Consolas" fo:font-size="10pt" fo:font-style="italic" fo:font-weight="bold" style:font-size-asian="10pt" style:font-style-asian="italic" style:font-weight-asian="bold"/>
    </style:style>
    <style:style style:name="T6" style:family="text">
      <style:text-properties fo:color="#0000ff" style:font-name="Consolas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8000" style:font-name="Consolas" fo:font-size="10pt" fo:font-style="normal" fo:font-weight="bold" style:font-size-asian="10pt" style:font-style-asian="normal" style:font-weight-asian="bold"/>
    </style:style>
    <style:style style:name="T8" style:family="text">
      <style:text-properties fo:color="#808000" style:font-name="Consolas" fo:font-size="10pt" fo:language="en" fo:country="US" fo:font-style="normal" fo:font-weight="normal" officeooo:rsid="00007cf8" style:font-size-asian="10pt" style:font-style-asian="normal" style:font-weight-asian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07cf8"/>
    </style:style>
    <style:style style:name="T11" style:family="text">
      <style:text-properties fo:language="ru" fo:country="RU" officeooo:rsid="00007c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имер лямбда выражения</text:p>
      <text:p text:style-name="P1"/>
      <text:p text:style-name="P2">Пример 1</text:p>
      <text:p text:style-name="P1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5"><text:span text:style-name="T1">public interface </text:span><text:span text:style-name="T3">Operation&lt;</text:span><text:span text:style-name="T4">T</text:span><text:span text:style-name="T3">&gt; {</text:span><text:line-break/><text:span text:style-name="T3"> <text:s text:c="3"/></text:span><text:span text:style-name="T1">public </text:span><text:span text:style-name="T4">T </text:span><text:span text:style-name="T3">getResult(</text:span><text:span text:style-name="T4">T </text:span><text:span text:style-name="T3">value1, </text:span><text:span text:style-name="T4">T </text:span><text:span text:style-name="T3">value2);</text:span><text:line-break/><text:span text:style-name="T3">}</text:span></text:p>
          </table:table-cell>
        </table:table-row>
      </table:table>
      <text:p text:style-name="P1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"><text:span text:style-name="T1">Public static void maim(String[] args) {</text:span></text:p>
            <text:p text:style-name="P5"><text:span text:style-name="T3">Operation&lt;Integer&gt; addition = <text:s text:c="3"/>(value1, value2) -&gt; value1+value2;</text:span><text:line-break/><text:span text:style-name="T3">Operation&lt;String&gt; concatenate = <text:s/>(value1, value2) -&gt; value1+value2;</text:span><text:line-break/><text:line-break/><text:span text:style-name="T3">System.</text:span><text:span text:style-name="T5">out</text:span><text:span text:style-name="T3">.println(addition.getResult(</text:span><text:span text:style-name="T6">2</text:span><text:span text:style-name="T3">,</text:span><text:span text:style-name="T6">2</text:span><text:span text:style-name="T3">));</text:span><text:line-break/><text:span text:style-name="T3">System.</text:span><text:span text:style-name="T5">out</text:span><text:span text:style-name="T3">.println(concatenate.getResult(</text:span><text:span text:style-name="T7">"2"</text:span><text:span text:style-name="T3">,</text:span><text:span text:style-name="T7">"2"</text:span><text:span text:style-name="T3">));</text:span></text:p>
            <text:p text:style-name="P6"><text:span text:style-name="T1">}</text:span></text:p>
          </table:table-cell>
        </table:table-row>
      </table:table>
      <text:p text:style-name="P1"/>
      <text:p text:style-name="P2">Пример 2</text:p>
      <text:p text:style-name="P1">Преобразование анонимного класса (оценка преимущества <text:s/>краткой записи)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"><text:span text:style-name="T8">@FunctionalInterface</text:span><text:span text:style-name="T10"><text:line-break/>Public interface SomeConsumer{</text:span></text:p>
            <text:p text:style-name="P7"><text:s text:c="4"/>public actionMethod(Object parametr) ;</text:p>
            <text:p text:style-name="P7">}</text:p>
          </table:table-cell>
        </table:table-row>
      </table:table>
      <text:p text:style-name="P1">Анонимный класс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6"><text:span text:style-name="T1">Public static void maim(String[] args) {</text:span></text:p>
            <text:p text:style-name="P3"><text:span text:style-name="T9"><text:s text:c="4"/>SomeConsumer </text:span><text:span text:style-name="T10">some = <text:s/>new SomeConsumer() {</text:span></text:p>
            <text:p text:style-name="P4"><text:span text:style-name="T9"><text:s text:c="8"/>@override</text:span></text:p>
            <text:p text:style-name="P7"><text:s text:c="8"/>public actionMethod(Object parametr) {</text:p>
            <text:p text:style-name="P7"><text:s text:c="11"/>System.out.println(“action Started”);<text:line-break/> <text:s text:c="7"/>}</text:p>
            <text:p text:style-name="P4"><text:span text:style-name="T9"><text:s text:c="4"/>}</text:span></text:p>
            <text:p text:style-name="P6"><text:span text:style-name="T1">}</text:span></text:p>
          </table:table-cell>
        </table:table-row>
      </table:table>
      <text:p text:style-name="P1">Преобразование в лямбда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6"><text:span text:style-name="T1">Public static void maim(String[] args) {</text:span></text:p>
            <text:p text:style-name="P3"><text:span text:style-name="T9"><text:s text:c="4"/>SomeConsumer </text:span><text:span text:style-name="T10">some = <text:s/></text:span><text:span text:style-name="T11">(</text:span><text:span text:style-name="T10">parametr</text:span><text:span text:style-name="T11">) →</text:span><text:span text:style-name="T10"> System.out.println(“action started”);</text:span></text:p>
            <text:p text:style-name="P6"><text:span text:style-name="T1">}</text:span></text:p>
          </table:table-cell>
        </table:table-row>
      </table:table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 LibreOffice_project/057fc023c990d676a43019934386b85b21a9ee99</meta:generator>
    <dc:date>2020-01-21T19:40:30.404000000</dc:date>
    <meta:editing-duration>PT11M53S</meta:editing-duration>
    <meta:editing-cycles>1</meta:editing-cycles>
    <meta:document-statistic meta:table-count="5" meta:image-count="0" meta:object-count="0" meta:page-count="1" meta:paragraph-count="24" meta:word-count="98" meta:character-count="921" meta:non-whitespace-character-count="782"/>
  </office:meta>
</office:document-meta>
</file>